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Raleway ExtraBold" svg:font-family="'Raleway ExtraBold'"/>
    <style:font-face style:name="Raleway Light" svg:font-family="'Raleway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ffb600"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5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loext:graphic-properties draw:fill="solid" draw:fill-color="#ffb600"/>
      <style:paragraph-properties fo:text-align="start" style:font-independent-line-spacing="true"/>
      <style:text-properties fo:font-size="14pt"/>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margin-left="0cm" fo:margin-right="0cm" fo:margin-top="0cm" fo:margin-bottom="0cm" fo:line-height="100%" fo:text-align="start" fo:text-indent="0cm" style:writing-mode="lr-tb"/>
    </style:style>
    <style:style style:name="P11"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Raleway ExtraBold" fo:font-size="60pt" fo:letter-spacing="normal" fo:font-style="normal" style:text-underline-style="none" fo:font-weight="normal" style:font-name-asian="Raleway ExtraBold" style:font-size-asian="60pt" style:font-style-asian="normal" style:font-weight-asian="normal" style:font-name-complex="Raleway ExtraBold" style:font-size-complex="60pt" style:font-style-complex="normal" style:font-weight-complex="normal"/>
    </style:style>
    <style:style style:name="T2" style:family="text">
      <style:text-properties fo:font-variant="normal" fo:text-transform="none" fo:color="#434343" style:text-line-through-style="none" style:text-line-through-type="none" style:text-position="0% 100%" style:font-name="Raleway ExtraBold" fo:font-size="60pt" fo:letter-spacing="normal" fo:font-style="normal" style:text-underline-style="none" fo:font-weight="normal" style:font-name-asian="Raleway ExtraBold" style:font-size-asian="60pt" style:font-style-asian="normal" style:font-weight-asian="normal" style:font-name-complex="Raleway ExtraBold" style:font-size-complex="60pt" style:font-style-complex="normal" style:font-weight-complex="normal"/>
    </style:style>
    <style:style style:name="T3" style:family="text">
      <style:text-properties fo:font-variant="normal" fo:text-transform="none" fo:color="#434343" style:text-line-through-style="none" style:text-line-through-type="none" style:text-position="0% 100%" style:font-name="Raleway ExtraBold" fo:font-size="36pt" fo:letter-spacing="normal" fo:font-style="normal" style:text-underline-style="none" fo:font-weight="normal" style:font-name-asian="Raleway ExtraBold" style:font-size-asian="36pt" style:font-style-asian="normal" style:font-weight-asian="normal" style:font-name-complex="Raleway ExtraBold" style:font-size-complex="36pt" style:font-style-complex="normal" style:font-weight-complex="normal"/>
    </style:style>
    <style:style style:name="T4"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style:style style:name="T5" style:family="text">
      <style:text-properties fo:font-variant="normal" fo:text-transform="none" fo:color="#666666" style:text-line-through-style="none" style:text-line-through-type="none" style:text-position="0% 100%" style:font-name="Raleway Light" fo:font-size="18pt" fo:letter-spacing="normal" fo:font-style="normal" style:text-underline-style="none" fo:font-weight="normal" style:font-name-asian="Raleway Light" style:font-size-asian="18pt" style:font-style-asian="normal" style:font-weight-asian="normal" style:font-name-complex="Raleway Light" style:font-size-complex="18pt" style:font-style-complex="normal" style:font-weight-complex="normal"/>
    </style:style>
    <style:style style:name="T6" style:family="text">
      <style:text-properties fo:font-variant="normal" fo:text-transform="none" fo:color="#ff0000" style:text-line-through-style="none" style:text-line-through-type="none" style:text-position="0% 100%" style:font-name="Raleway Light" fo:font-size="18pt" fo:letter-spacing="normal" fo:font-style="normal" style:text-underline-style="none" fo:font-weight="normal" style:font-name-asian="Raleway Light" style:font-size-asian="18pt" style:font-style-asian="normal" style:font-weight-asian="normal" style:font-name-complex="Raleway Light" style:font-size-complex="18pt" style:font-style-complex="normal" style:font-weight-complex="normal"/>
    </style:style>
    <style:style style:name="T7" style:family="text">
      <style:text-properties fo:font-variant="normal" fo:text-transform="none" fo:color="#666666" style:text-line-through-style="none" style:text-line-through-type="none" style:text-position="0% 100%" style:font-name="Raleway Light" fo:font-size="20pt" fo:letter-spacing="normal" fo:font-style="normal" style:text-underline-style="none" fo:font-weight="normal" style:font-name-asian="Raleway Light" style:font-size-asian="20pt" style:font-style-asian="normal" style:font-weight-asian="normal" style:font-name-complex="Raleway Light" style:font-size-complex="20pt" style:font-style-complex="normal" style:font-weight-complex="normal"/>
    </style:style>
    <style:style style:name="T8" style:family="text">
      <style:text-properties fo:font-variant="normal" fo:text-transform="none" fo:color="#666666" style:text-line-through-style="none" style:text-line-through-type="none" style:text-position="0% 100%" style:font-name="Raleway" fo:font-size="20pt" fo:letter-spacing="normal" fo:font-style="normal" style:text-underline-style="none" fo:font-weight="bold" style:font-name-asian="Raleway" style:font-size-asian="20pt" style:font-style-asian="normal" style:font-weight-asian="bold" style:font-name-complex="Raleway" style:font-size-complex="2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aleway Light"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83cm" text:min-label-width="0.987cm"/>
        <style:text-properties style:font-name="Raleway Light"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283cm" text:min-label-width="0.987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7;p12" presentation:style-name="pr1" draw:text-style-name="P2" draw:layer="layout" svg:width="21.589cm" svg:height="5.835cm" svg:x="1.905cm" svg:y="6.517cm" presentation:class="title" presentation:user-transformed="true">
          <draw:text-box>
            <text:p text:style-name="P1"><text:span text:style-name="T1">Fundamentals of Data Analytics </text:span><text:span text:style-name="T2">HW1</text:span><text:span text:style-name="T1"> </text:span></text:p>
          </draw:text-box>
        </draw:frame>
        <draw:g draw:name="Google Shape;58;p12">
          <draw:custom-shape draw:name="Google Shape;59;p12" draw:style-name="gr1" draw:text-style-name="P3" draw:layer="layout" svg:width="2.489cm" svg:height="2.489cm" svg:x="21.846cm" svg:y="1.031cm">
            <text:p text:style-name="P1"/>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60;p12" draw:style-name="gr1" draw:text-style-name="P3" draw:layer="layout" svg:width="0.411cm" svg:height="0.411cm" svg:x="21.997cm" svg:y="2.958cm">
            <text:p text:style-name="P1"/>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61;p12" draw:style-name="gr1" draw:text-style-name="P3" draw:layer="layout" svg:width="0.263cm" svg:height="0.263cm" svg:x="22.316cm" svg:y="3.198cm">
            <text:p text:style-name="P1"/>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62;p12" draw:style-name="gr1" draw:text-style-name="P3" draw:layer="layout" svg:width="0.263cm" svg:height="0.263cm" svg:x="21.905cm" svg:y="2.787cm">
            <text:p text:style-name="P1"/>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54;g35f391192_00:notes" draw:style-name="gr2" draw:layer="layout" svg:width="16.933cm" svg:height="9.524cm" svg:x="1.059cm" svg:y="1.905cm" draw:page-number="1" presentation:class="page"/>
          <draw:frame draw:name="Google Shape;55;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Python Practice" draw:style-name="dp1" draw:master-page-name="TITLE_5f_AND_5f_TWO_5f_COLUMNS" presentation:presentation-page-layout-name="AL2T3">
        <draw:frame draw:name="Google Shape;67;p13" presentation:style-name="pr3" draw:text-style-name="P5" draw:layer="layout" svg:width="19.072cm" svg:height="1.839cm" svg:x="2.561cm" svg:y="1.842cm" presentation:class="title" presentation:user-transformed="true">
          <draw:text-box>
            <text:p text:style-name="P1"><text:span text:style-name="T3">Python Practice</text:span></text:p>
          </draw:text-box>
        </draw:frame>
        <draw:frame draw:name="Google Shape;68;p13" presentation:style-name="pr4"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69;p13">
          <draw:custom-shape draw:name="Google Shape;70;p13" draw:style-name="gr3" draw:text-style-name="P8" draw:layer="layout" svg:width="1.565cm" svg:height="1.919cm" svg:x="22.464cm" svg:y="1.149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71;p13" draw:style-name="gr3" draw:text-style-name="P8" draw:layer="layout" svg:width="1.565cm" svg:height="1.919cm" svg:x="22.616cm" svg:y="0.99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72;p13" draw:style-name="gr3" draw:text-style-name="P8" draw:layer="layout" svg:width="0.348cm" svg:height="0.348cm" svg:x="23.833cm" svg:y="0.99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frame draw:name="Google Shape;73;p13" presentation:style-name="pr5" draw:text-style-name="P13" draw:layer="layout" svg:width="19.902cm" svg:height="8.638cm" svg:x="2.561cm" svg:y="4.112cm" presentation:class="outline" presentation:user-transformed="true">
          <draw:text-box>
            <text:list text:style-name="L4">
              <text:list-item>
                <text:p text:style-name="P9"><text:span text:style-name="T5">Part 1: (60%) https://github.com/IKMLab/FDA_practice</text:span></text:p>
              </text:list-item>
              <text:list-item>
                <text:p text:style-name="P10"><text:span text:style-name="T5">Part 2: (40%)</text:span></text:p>
              </text:list-item>
            </text:list>
            <text:p text:style-name="P11"><text:span text:style-name="T5">Try another dataset in kaggle (apply numpy. pandas. matplotlib or nltk...)</text:span></text:p>
            <text:p text:style-name="P11"><text:span text:style-name="T5"/></text:p>
            <text:list text:continue-numbering="true" text:style-name="L4">
              <text:list-item>
                <text:p text:style-name="P12"><text:span text:style-name="T5">Due: </text:span><text:span text:style-name="T6">4/4 Thu. 9am !!!</text:span></text:p>
              </text:list-item>
            </text:list>
            <text:p text:style-name="P12"><text:span text:style-name="T5"/></text:p>
          </draw:text-box>
        </draw:frame>
        <presentation:notes draw:style-name="dp2">
          <draw:page-thumbnail draw:name="Google Shape;64;g52a2751692_0_13:notes" draw:style-name="gr2" draw:layer="layout" svg:width="16.933cm" svg:height="9.524cm" svg:x="1.059cm" svg:y="1.905cm" draw:page-number="2" presentation:class="page"/>
          <draw:frame draw:name="Google Shape;65;g52a2751692_0_13:notes" presentation:style-name="pr6" draw:text-style-name="P4" draw:layer="layout" svg:width="15.239cm" svg:height="11.429cm" svg:x="1.905cm" svg:y="12.065cm" presentation:class="notes" presentation:placeholder="true" presentation:user-transformed="true">
            <draw:text-box/>
          </draw:frame>
        </presentation:notes>
      </draw:page>
      <draw:page draw:name="Requirement" draw:style-name="dp1" draw:master-page-name="TITLE_5f_AND_5f_BODY" presentation:presentation-page-layout-name="AL3T1">
        <draw:frame draw:name="Google Shape;78;p14" presentation:style-name="pr7" draw:text-style-name="P13" draw:layer="layout" svg:width="19.072cm" svg:height="7.442cm" svg:x="2.561cm" svg:y="4.543cm" presentation:class="outline" presentation:user-transformed="true">
          <draw:text-box>
            <text:list text:style-name="L6">
              <text:list-item>
                <text:p text:style-name="P9"><text:span text:style-name="T7">You should use </text:span><text:span text:style-name="T8">jupyter / ipython notebook</text:span><text:span text:style-name="T7"> to implement this homework.</text:span></text:p>
              </text:list-item>
            </text:list>
            <text:p text:style-name="P11"><text:span text:style-name="T7"/></text:p>
            <text:list text:continue-numbering="true" text:style-name="L6">
              <text:list-item>
                <text:p text:style-name="P12"><text:span text:style-name="T7">Please upload your .ipynb to your github. </text:span></text:p>
              </text:list-item>
            </text:list>
            <text:p text:style-name="P11"><text:span text:style-name="T7"/></text:p>
            <text:list text:continue-numbering="true" text:style-name="L6">
              <text:list-item>
                <text:p text:style-name="P12"><text:span text:style-name="T7">Remember to provide the dataset (or kaggle’s link) you used in </text:span><text:span text:style-name="T8">part 2</text:span><text:span text:style-name="T7"> as well as simple descriptions.</text:span></text:p>
              </text:list-item>
            </text:list>
            <text:p text:style-name="P12"><text:span text:style-name="T7"/></text:p>
          </draw:text-box>
        </draw:frame>
        <draw:frame draw:name="Google Shape;79;p14" presentation:style-name="pr8"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80;p14">
          <draw:custom-shape draw:name="Google Shape;81;p14" draw:style-name="gr3" draw:text-style-name="P8" draw:layer="layout" svg:width="0.596cm" svg:height="0.131cm" svg:x="23.006cm" svg:y="2.694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82;p14" draw:style-name="gr3" draw:text-style-name="P8" draw:layer="layout" svg:width="0.596cm" svg:height="0.131cm" svg:x="23.006cm" svg:y="2.492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83;p14" draw:style-name="gr3" draw:text-style-name="P8" draw:layer="layout" svg:width="0.596cm" svg:height="0.173cm" svg:x="23.006cm" svg:y="2.897cm">
            <text:p text:style-name="P1"/>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84;p14" draw:style-name="gr3" draw:text-style-name="P8" draw:layer="layout" svg:width="0.553cm" svg:height="0.933cm" svg:x="23.027cm" svg:y="1.487cm">
            <text:p text:style-name="P1"/>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85;p14" draw:style-name="gr3" draw:text-style-name="P8" draw:layer="layout" svg:width="1.498cm" svg:height="1.793cm" svg:x="22.555cm" svg:y="0.628cm">
            <text:p text:style-name="P1"/>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frame draw:name="Google Shape;86;p14" presentation:style-name="pr9" draw:text-style-name="P5" draw:layer="layout" svg:width="19.072cm" svg:height="1.839cm" svg:x="2.561cm" svg:y="1.842cm" presentation:class="title" presentation:user-transformed="true">
          <draw:text-box>
            <text:p text:style-name="P1"><text:span text:style-name="T3">Requirement</text:span></text:p>
          </draw:text-box>
        </draw:frame>
        <presentation:notes draw:style-name="dp2">
          <draw:page-thumbnail draw:name="Google Shape;75;p:notes" draw:style-name="gr2" draw:layer="layout" svg:width="16.933cm" svg:height="9.524cm" svg:x="1.059cm" svg:y="1.905cm" draw:page-number="3" presentation:class="page"/>
          <draw:frame draw:name="Google Shape;76;p:notes" presentation:style-name="pr1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Raleway ExtraBold" svg:font-family="'Raleway ExtraBold'"/>
    <style:font-face style:name="Raleway Light" svg:font-family="'Raleway 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b6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b6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ffb6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10;p2" draw:style-name="Mgr3"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11;p2" presentation:style-name="TITLE-title" draw:layer="backgroundobjects" svg:width="21.589cm" svg:height="3.221cm" svg:x="1.905cm" svg:y="9.13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2">
      <draw:custom-shape draw:name="Google Shape;27;p6"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28;p6" presentation:style-name="TITLE_5f_AND_5f_TWO_5f_COLUMNS-title" draw:layer="backgroundobjects" svg:width="19.072cm" svg:height="2.381cm" svg:x="2.561cm" svg:y="2.477cm" presentation:class="title" presentation:placeholder="true" presentation:user-transformed="true">
        <draw:text-box/>
      </draw:frame>
      <draw:frame draw:name="Google Shape;29;p6" presentation:style-name="TITLE_5f_AND_5f_TWO_5f_COLUMNS-outline1" draw:layer="backgroundobjects" svg:width="9.842cm" svg:height="8.409cm" svg:x="2.561cm" svg:y="5.243cm" presentation:class="outline" presentation:placeholder="true" presentation:user-transformed="true">
        <draw:text-box/>
      </draw:frame>
      <draw:frame draw:name="Google Shape;30;p6" presentation:style-name="TITLE_5f_AND_5f_TWO_5f_COLUMNS-outline1" draw:layer="backgroundobjects" svg:width="9.842cm" svg:height="8.409cm" svg:x="12.996cm" svg:y="5.243cm" presentation:class="outline" presentation:placeholder="true" presentation:user-transformed="true">
        <draw:text-box/>
      </draw:frame>
      <draw:frame draw:name="Google Shape;31;p6" presentation:style-name="Mpr3"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2">
      <draw:custom-shape draw:name="Google Shape;22;p5"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23;p5" presentation:style-name="TITLE_5f_AND_5f_BODY-title" draw:layer="backgroundobjects" svg:width="19.072cm" svg:height="2.381cm" svg:x="2.561cm" svg:y="2.477cm" presentation:class="title" presentation:placeholder="true" presentation:user-transformed="true">
        <draw:text-box/>
      </draw:frame>
      <draw:frame draw:name="Google Shape;24;p5" presentation:style-name="TITLE_5f_AND_5f_BODY-outline1" draw:layer="backgroundobjects" svg:width="19.072cm" svg:height="6.572cm" svg:x="2.561cm" svg:y="5.239cm" presentation:class="outline" presentation:placeholder="true" presentation:user-transformed="true">
        <draw:text-box/>
      </draw:frame>
      <draw:frame draw:name="Google Shape;25;p5" presentation:style-name="Mpr6"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8"/>
    <meta:generator>LibreOfficeDev/6.0.5.2$Linux_X86_64 LibreOffice_project/</meta:generator>
  </office:meta>
</office:document-meta>
</file>